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0.424cm"/>
    </style:style>
    <style:style style:name="pr2" style:family="presentation" style:parent-style-name="Default-subtitle">
      <style:graphic-properties draw:fill-color="#ffffff" draw:auto-grow-height="true" fo:min-height="1.47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5.19999980926514pt"/>
    </style:style>
    <style:style style:name="P2" style:family="paragraph">
      <loext:graphic-properties draw:fill-color="#ffffff"/>
      <style:text-properties fo:font-size="5.19999980926514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.286cm" svg:height="0.424cm" svg:x="0.127cm" svg:y="0.101cm" presentation:class="title">
          <draw:text-box>
            <text:p>Print Test</text:p>
          </draw:text-box>
        </draw:frame>
        <draw:frame presentation:style-name="pr2" draw:text-style-name="P2" draw:layer="layout" svg:width="2.286cm" svg:height="1.473cm" svg:x="0.127cm" svg:y="0.594cm" presentation:class="subtitle">
          <draw:text-box>
            <text:p text:style-name="P1">123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.1999998092651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064cm" fo:margin-bottom="0cm" fo:text-indent="0cm"/>
      <style:text-properties fo:font-size="4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48cm" fo:margin-bottom="0cm" fo:text-indent="0cm"/>
      <style:text-properties fo:font-size="3.9000000953674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32cm" fo:margin-bottom="0cm" fo:text-indent="0cm"/>
      <style:text-properties fo:font-size="3.2000000476837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16cm" fo:margin-bottom="0cm" fo:text-indent="0cm"/>
      <style:text-properties fo:font-size="3.2000000476837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16cm" fo:margin-bottom="0cm" fo:text-indent="0cm"/>
      <style:text-properties fo:font-size="3.2000000476837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16cm" fo:margin-bottom="0cm" fo:text-indent="0cm"/>
      <style:text-properties fo:font-size="3.2000000476837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16cm" fo:margin-bottom="0cm" fo:text-indent="0cm"/>
      <style:text-properties fo:font-size="3.2000000476837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16cm" fo:margin-bottom="0cm" fo:text-indent="0cm"/>
      <style:text-properties fo:font-size="3.2000000476837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.0999999046325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.54cm" fo:page-height="2.5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2.286cm" svg:height="0.424cm" svg:x="0.127cm" svg:y="0.101cm" presentation:class="title" presentation:placeholder="true">
        <draw:text-box/>
      </draw:frame>
      <draw:frame presentation:style-name="Default-outline1" draw:layer="backgroundobjects" svg:width="2.286cm" svg:height="1.473cm" svg:x="0.127cm" svg:y="0.594cm" presentation:class="outline" presentation:placeholder="true">
        <draw:text-box/>
      </draw:frame>
      <draw:frame presentation:style-name="Mpr1" draw:text-style-name="MP2" draw:layer="backgroundobjects" svg:width="0.592cm" svg:height="0.175cm" svg:x="0.127cm" svg:y="2.3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0.805cm" svg:height="0.175cm" svg:x="0.868cm" svg:y="2.3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0.592cm" svg:height="0.175cm" svg:x="1.821cm" svg:y="2.3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8-19T21:43:29.317000000</meta:creation-date>
    <meta:generator>LibreOffice/6.3.0.4$Windows_x86 LibreOffice_project/057fc023c990d676a43019934386b85b21a9ee99</meta:generator>
    <dc:date>2019-08-19T21:45:52.268000000</dc:date>
    <meta:editing-duration>PT2M24S</meta:editing-duration>
    <meta:editing-cycles>1</meta:editing-cycles>
    <meta:document-statistic meta:object-count="25"/>
  </office:meta>
</office:document-meta>
</file>